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masi animancer (SIBI)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nim name</text:p>
          </table:table-cell>
          <table:table-cell table:number-columns-repeated="6"/>
          <table:table-cell office:value-type="string" calcext:value-type="string">
            <text:p>Ket :</text:p>
          </table:table-cell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table:number-columns-repeated="6"/>
          <table:table-cell office:value-type="string" calcext:value-type="string">
            <text:p>Kepala sama badan pisah</text:p>
          </table:table-cell>
        </table:table-row>
        <table:table-row table:style-name="ro1">
          <table:table-cell/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j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or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u-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a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ju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i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h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i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r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t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b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f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goj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ne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koh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h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u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q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mu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un-al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o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ula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f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o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pu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un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i-an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i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g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g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ot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gumen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-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lo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b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t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z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mi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i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i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g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h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s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d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g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j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ng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k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o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e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i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m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g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ew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o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t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d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da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k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l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sk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i-b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ku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g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lpo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c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g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h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c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b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m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gk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e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o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c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k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ng-c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mi-cu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ng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f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k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ri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ko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i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ok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rt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m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ek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gah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ip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k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ktor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gk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n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h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y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no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o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kal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o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val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m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vo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bru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stiv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ya-fo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u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i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-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d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i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ulfi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g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h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j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h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g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u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ivi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dw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g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g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gk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n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sm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w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b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a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d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g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tik-je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n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w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j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l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n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d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ng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t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m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g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i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c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r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to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w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e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cu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h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-k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l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o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mud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d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n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b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eta 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i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a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a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hi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c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r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t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nt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r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ed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ris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k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n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pu-ku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-k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f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i-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lu-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v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ng-l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z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t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n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g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t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c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s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j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c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r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asis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hk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i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e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h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k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al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m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aj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f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g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at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ar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g-ma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i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j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ar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y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si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l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r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g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k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i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i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o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j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r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er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ksi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ahr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h-ol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ok-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bang-am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m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del-on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g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y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g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k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ma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v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c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f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a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h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al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j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s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k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habili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re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g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ov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t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ub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p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o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ol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w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y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z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c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a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s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d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diw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g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j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s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w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a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b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en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li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onyong-kony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et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k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a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ba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k-b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ng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ay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e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er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nti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k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gs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r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y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er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g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m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g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o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tif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u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r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-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aturah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a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mp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ar si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on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ny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d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g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m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si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ate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m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as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b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s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h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f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g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 (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hy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jw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b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h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bur-u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c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k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bul-u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gk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versi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banis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tadz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z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ksi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u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ni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ebr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i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ol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a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a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w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c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a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f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h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i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k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a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n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c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h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la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s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uj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k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y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i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ru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mz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oologi(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uh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b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ga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a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k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w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e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p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jiz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f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k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emp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n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u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c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la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u-s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h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res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gus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h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e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s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o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i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br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mu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c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d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ga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h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l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nj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d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l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d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gg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r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s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b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p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d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r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y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z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n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mat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er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ga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lar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a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c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stru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e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w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krof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i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m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y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k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b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c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darm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o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y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j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af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d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g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e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n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tah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y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y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a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du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g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an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op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lu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d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gk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j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i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y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p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ng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b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da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k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n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isti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aisu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os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a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t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ngg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w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o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a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a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da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j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n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l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mp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d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p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s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s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w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b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m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d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g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gk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j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y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o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pl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sb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ta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h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w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y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b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d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g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-te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nolo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st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g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p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ev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lus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ay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u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go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or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gk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e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p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mp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i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e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j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n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b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owo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ti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ta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w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aha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l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im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mp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ai tau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g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t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ny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d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im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moni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r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w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ikop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d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ter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b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jr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gg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r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b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mo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izon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j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k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ru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f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g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e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j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iny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r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all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y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sio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on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qa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g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a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gf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in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kath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ia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br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c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h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hlaw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l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wi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ro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asil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c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gk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it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or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om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t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g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pur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rol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w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j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n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s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s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ti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es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in-p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h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j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l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i-po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t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r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amuk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a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i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t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bad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hat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duk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fe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klama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tes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vin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y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c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j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p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g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ki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g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nt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p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ra-pu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c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d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gk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nt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si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han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k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gr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nt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j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k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m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c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d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t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p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mb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k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l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b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d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ga-m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g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gkat tinja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j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p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r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t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b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d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ko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ang-or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m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ga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gk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j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n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e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di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i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g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l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du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jah-waj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nt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t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d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g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ap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bil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pulu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juh</text:p>
          </table:table-cell>
          <table:table-cell table:number-columns-repeated="7"/>
        </table:table-row>
      </table:table>
      <table:table table:name="Data Gerakan SIBI dari Sultan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</table:table>
      <table:table table:name="SIBI In project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</table:table-row>
      </table:table>
      <table:table table:name="Lidah" table:style-name="ta1">
        <table:table-column table:style-name="co2" table:default-cell-style-name="Default"/>
        <table:table-row table:style-name="ro1">
          <table:table-cell/>
        </table:table-row>
      </table:table>
      <table:table table:name="BISINDO raw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18T11:55:32.244000000</dc:date>
    <meta:editing-duration>PT2H18M41S</meta:editing-duration>
    <meta:editing-cycles>4</meta:editing-cycles>
    <meta:generator>LibreOffice/7.2.7.2$Windows_X86_64 LibreOffice_project/8d71d29d553c0f7dcbfa38fbfda25ee34cce99a2</meta:generator>
    <meta:document-statistic meta:table-count="5" meta:cell-count="3150" meta:object-count="0"/>
  </office:meta>
</office:document-meta>
</file>